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2" style:family="graphic" style:parent-style-name="standard">
      <style:graphic-properties draw:fill-color="#f79448" draw:textarea-horizontal-align="justify" draw:textarea-vertical-align="middle" draw:auto-grow-height="false" fo:min-height="0.95cm" fo:min-width="2.1cm"/>
    </style:style>
    <style:style style:name="gr3" style:family="graphic" style:parent-style-name="standard">
      <style:graphic-properties draw:fill-color="#f79448" draw:textarea-horizontal-align="justify" draw:textarea-vertical-align="middle" draw:auto-grow-height="false" fo:min-height="0.95cm" fo:min-width="2.8cm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0.95cm" fo:min-width="2.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79448"/>
      <style:paragraph-properties fo:text-align="center"/>
      <style:text-properties fo:font-size="12pt"/>
    </style:style>
    <style:style style:name="P3" style:family="paragraph">
      <loext:graphic-properties draw:fill-color="#add58a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.6cm" svg:height="1.2cm" svg:x="1.8cm" svg:y="4cm">
          <text:p text:style-name="P1">Decod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6cm" svg:height="1.2cm" svg:x="8.9cm" svg:y="5.9cm">
          <text:p text:style-name="P1"><text:span text:style-name="T1">Extra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6cm" svg:height="1.2cm" svg:x="5.1cm" svg:y="5.9cm">
          <text:p text:style-name="P1"><text:span text:style-name="T1">Det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3cm" svg:height="1.2cm" svg:x="12.5cm" svg:y="5.9cm">
          <text:p text:style-name="P1">Inverse matrix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3" draw:id="id3" draw:layer="layout" svg:width="2.6cm" svg:height="1.2cm" svg:x="8.9cm" svg:y="7.9cm">
          <text:p text:style-name="P1">Dist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6cm" svg:height="1.2cm" svg:x="16.8cm" svg:y="4cm">
          <text:p text:style-name="P1">Render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1cm" svg:y1="5.2cm" svg:x2="5.1cm" svg:y2="6.5cm" draw:start-shape="id1" draw:start-glue-point="2" draw:end-shape="id2" svg:d="M3100 5200v1300h2000" svg:viewBox="0 0 2001 1301">
          <text:p/>
        </draw:connector>
        <draw:connector draw:style-name="gr5" draw:text-style-name="P4" draw:layer="layout" svg:x1="3.1cm" svg:y1="5.2cm" svg:x2="8.9cm" svg:y2="8.5cm" draw:start-shape="id1" draw:start-glue-point="2" draw:end-shape="id3" draw:end-glue-point="3" svg:d="M3100 5200v3300h5800" svg:viewBox="0 0 5801 3301">
          <text:p/>
        </draw:connector>
        <draw:connector draw:style-name="gr5" draw:text-style-name="P4" draw:layer="layout" svg:x1="11.5cm" svg:y1="6.5cm" svg:x2="12.5cm" svg:y2="6.5cm" draw:start-shape="id4" draw:start-glue-point="1" draw:end-shape="id5" svg:d="M11500 6500h1000" svg:viewBox="0 0 1001 1">
          <text:p/>
        </draw:connector>
        <draw:connector draw:style-name="gr5" draw:text-style-name="P4" draw:layer="layout" svg:x1="7.7cm" svg:y1="6.5cm" svg:x2="8.9cm" svg:y2="6.5cm" draw:start-shape="id2" draw:start-glue-point="1" draw:end-shape="id4" draw:end-glue-point="3" svg:d="M7700 6500h1200" svg:viewBox="0 0 1201 1">
          <text:p/>
        </draw:connector>
        <draw:connector draw:style-name="gr5" draw:text-style-name="P4" draw:layer="layout" svg:x1="11.5cm" svg:y1="8.5cm" svg:x2="18.1cm" svg:y2="5.2cm" draw:start-shape="id3" draw:start-glue-point="1" draw:end-shape="id6" draw:end-glue-point="2" svg:d="M11500 8500h6600v-3300" svg:viewBox="0 0 6601 3301">
          <text:p/>
        </draw:connector>
        <draw:connector draw:style-name="gr5" draw:text-style-name="P4" draw:layer="layout" svg:x1="15.8cm" svg:y1="6.5cm" svg:x2="18.1cm" svg:y2="5.2cm" draw:start-shape="id5" draw:start-glue-point="1" draw:end-shape="id6" svg:d="M15800 6500h2300v-1300" svg:viewBox="0 0 230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7:09:07.133149593</meta:creation-date>
    <dc:date>2019-02-28T17:20:38.113287618</dc:date>
    <meta:editing-duration>PT11M30S</meta:editing-duration>
    <meta:editing-cycles>2</meta:editing-cycles>
    <meta:generator>LibreOffice/6.0.7.3$Linux_X86_64 LibreOffice_project/00m0$Build-3</meta:generator>
    <meta:document-statistic meta:object-count="12"/>
  </office:meta>
</office:document-meta>
</file>